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355269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ackground-color="#383d3c" fo:border-left="none" fo:border-right="none" fo:border-top="0.06pt solid #ffffff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383d3c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355269" style:text-align-source="fix" style:repeat-content="false" fo:border-left="0.06pt solid #ffffff" fo:border-right="0.06pt solid #ffffff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383d3c" style:text-align-source="fix" style:repeat-content="false" fo:border-left="0.06pt solid #ffffff" fo:border-right="0.06pt solid #ffffff" fo:border-top="0.06pt solid #ffffff" style:vertical-align="automatic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-bottom="none" fo:background-color="#355269" style:text-align-source="fix" style:repeat-content="false" fo:border-left="0.06pt solid #ffffff" fo:border-right="0.06pt solid #ffffff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none" fo:background-color="#383d3c" style:text-align-source="fix" style:repeat-content="false" fo:border-left="0.06pt solid #ffffff" fo:border-right="0.06pt solid #ffffff" fo:border-top="none" style:vertical-align="automatic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-bottom="none" fo:background-color="#383d3c" fo:border-left="none" fo:border-right="none" fo:border-top="0.06pt solid #ffffff"/>
      <style:text-properties fo:color="#ffffff"/>
    </style:style>
    <style:style style:name="ce8" style:family="table-cell" style:parent-style-name="Default" style:data-style-name="N0">
      <style:table-cell-properties fo:background-color="#355269"/>
      <style:text-properties fo:color="#ffffff"/>
    </style:style>
    <style:style style:name="ce11" style:family="table-cell" style:parent-style-name="Default" style:data-style-name="N0">
      <style:table-cell-properties fo:background-color="#383d3c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number-columns-repeated="1020" table:default-cell-style-name="ce8"/>
        <table:table-column table:style-name="co3" table:default-cell-style-name="ce8"/>
        <table:table-row table:style-name="ro1">
          <table:table-cell office:value-type="string" calcext:value-type="string">
            <text:p>Etudiant</text:p>
          </table:table-cell>
          <table:table-cell table:style-name="ce3" office:value-type="string" calcext:value-type="string">
            <text:p>Ho</text:p>
          </table:table-cell>
          <table:table-cell table:style-name="ce3" office:value-type="string" calcext:value-type="string">
            <text:p>Khadija</text:p>
          </table:table-cell>
          <table:table-cell table:style-name="ce2" table:number-columns-repeated="61"/>
          <table:table-cell table:style-name="Default" table:number-columns-repeated="960"/>
        </table:table-row>
        <table:table-row table:style-name="ro1">
          <table:table-cell table:style-name="ce4" office:value-type="string" calcext:value-type="string">
            <text:p>Mise en place du projet organisation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préparer Trello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cher les images des produit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éer la base de donné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plir la base de donné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er projet dans gi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k up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onctionnalité du site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1" table:number-columns-repeated="61"/>
          <table:table-cell table:style-name="Default" table:number-columns-repeated="960"/>
        </table:table-row>
        <table:table-row table:style-name="ro1">
          <table:table-cell office:value-type="string" calcext:value-type="string">
            <text:p>login (session) (bd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cription (bd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 souvenir de l’utilisateur(cooki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icher les produits (bd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icher les produits par catégorie (bd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icher le panier <text:s/>(session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 produit au panier (session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r un produit du panier (session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 un produit du panier (session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e commande (bd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voie un emai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ion lors de l inscrip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onctionnalités supplémentaires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1" table:number-columns-repeated="61"/>
          <table:table-cell table:style-name="Default" table:number-columns-repeated="96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isi</meta:initial-creator>
    <meta:creation-date>2020-09-10T12:32:27Z</meta:creation-date>
    <dc:date>2023-04-08T05:02:04.731000000</dc:date>
    <meta:editing-cycles>3</meta:editing-cycles>
    <meta:editing-duration>PT12M52S</meta:editing-duration>
    <meta:document-statistic meta:table-count="1" meta:cell-count="53" meta:object-count="0"/>
  </office:meta>
</office:document-meta>
</file>